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fo:font-weight="bold" officeooo:rsid="0015c47b" officeooo:paragraph-rsid="0015c47b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FreeMono" fo:font-size="11pt" fo:font-weight="bold" officeooo:rsid="0015c47b" officeooo:paragraph-rsid="0017d71e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1pt" style:text-underline-style="solid" style:text-underline-width="auto" style:text-underline-color="font-color" fo:font-weight="bold" officeooo:rsid="0017c001" officeooo:paragraph-rsid="0017c001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style:font-name="FreeMono" fo:font-size="10pt" fo:font-weight="bold" officeooo:rsid="0015c47b" officeooo:paragraph-rsid="0015c47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FreeMono" fo:font-size="11pt" fo:font-weight="bold" officeooo:rsid="0017d71e" officeooo:paragraph-rsid="0017d71e" style:font-size-asian="9.60000038146973pt" style:font-weight-asian="bold" style:font-size-complex="11pt" style:font-weight-complex="bold"/>
    </style:style>
    <style:style style:name="T1" style:family="text">
      <style:text-properties officeooo:rsid="00192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neda : Conversion for Dedukti or Automation for Coq ?</text:p>
      <text:p text:style-name="P1">1. Short: This [1] solves some question of Ahrens [2] and Kan-Riehl [3], which is how to program Kelly's &lt;&lt;enriched categories&gt;&gt; and how the inter-dependence of &lt;&lt;naturality&gt;&gt; with &lt;&lt;category&gt;&gt; is cyclic. Also This [4] attempts to clarify the contrast &lt;&lt;categorical algebra&gt;&gt; (ring/locale-presentation and its "internal logic"), from &lt;&lt;categorial logic&gt;&gt; in the style of the &lt;&lt;enriched/encoded/programmed/recursion&gt;&gt; categories of Kelly-Dosen or Lawvere-Lambek and as attempted in [5], for example : the yoneda lemma and most categorial lemmas are no-more-than Gentzen's constructive logic of re-arranging the input-output positions &lt;&lt;modulo naturality&gt;&gt;. Now homotopy/knots/proof-nets may be held as (faithfull or almost-faithfull) semantical techniques (&lt;&lt;descent&gt;&gt;) to do this &lt;&lt;categorial logic&gt;&gt;, and the homotopy itself may be programmed in specialized grammars (for example [6] or HOTT).</text:p>
      <text:p text:style-name="P1">2. The common assumption that catC( - , X ) is dual to catC( Y , - ) is FALSIFIED. This falsification originates from the description of the composition as some binary form instead of as some functional form which is programmed/encoded/enriched onto the computer. Then get some new thing which is named &lt;&lt;polymorphism&gt;&gt; from which to define &lt;&lt;polymorph category&gt;&gt;. This is the only-ever real description and deduction of the yoneda lemma, which says that the image of polyF (which is injective and contained in natural transformations) also contains all natural transformations.</text:p>
      <text:p text:style-name="P1">3. Some polymorph category is given by polyF, which is commonly <text:s text:c="8"/>( _1 o&gt; _2 ), polymorph in V and polymorph in A :</text:p>
      <text:p text:style-name="P1">Variable obF : Type.</text:p>
      <text:p text:style-name="P1">Variable polyF00 : obF -&gt; obF -&gt; obV.</text:p>
      <text:p text:style-name="P1">Notation "F[0 A1 ~&gt; A2 ]0" := (polyF00 A1 A2) (at level 25).</text:p>
      <text:p text:style-name="P1">Parameter polyF : forall (B : obF), forall (V : obV) (A : obF),</text:p>
      <text:p text:style-name="P1"><text:s text:c="8"/>V(0 V |- F[0 B ~&gt; A ]0 )0 -&gt;</text:p>
      <text:p text:style-name="P1"><text:s text:c="8"/>forall X : obF, V(0 F[0 A ~&gt; X ]0 <text:s/>|- [0 V ~&gt; F[0 B ~&gt; X ]0 ]0 )0.</text:p>
      <text:p text:style-name="P5">4. And to get polymorph functor, instead of describing F : catA --&gt; catB <text:s/>then (contrast yoneda structures) describe catV[ V , catB[ B , F - ] ] : catA --&gt; catV , more precisely</text:p>
      <text:p text:style-name="P5"><text:s text:c="2"/>Variable polyF0 : obA -&gt; obB.</text:p>
      <text:p text:style-name="P5"><text:s text:c="2"/>Notation "F|0 A" := (polyF0 A) (at level 4, right associativity).</text:p>
      <text:p text:style-name="P5"><text:s text:c="2"/>Notation "F[0 B ~&gt; A ]0" := (B[0 B ~&gt; F|0 A ]0) (at level 25).</text:p>
      <text:p text:style-name="P5"><text:s text:c="2"/>Parameter polyF : forall (V : obV) (B : obB) (A : obA),</text:p>
      <text:p text:style-name="P5"><text:s text:c="8"/>V(0 V |- F[0 B ~&gt; A ]0 )0 -&gt;</text:p>
      <text:p text:style-name="P5"><text:s text:c="8"/>forall X : obA, V(0 A[0 A ~&gt; X ]0 <text:s/>|- [0 V ~&gt; F[0 B ~&gt; X ]0 ]0 )0.</text:p>
      <text:p text:style-name="P5">5. And to get polymorph transformation, instead of describing phi A : G A -&gt; H A <text:s/>then a-la-dosen (contrast weighted colimiting Kan extension) describe phi _f : catV( V , catB[ B , G A ] ) -&gt; <text:s/>catV( V , catB[ B , H A ] ) , more precisely</text:p>
      <text:p text:style-name="P5"><text:s text:c="3"/>Parameter poly_phi : forall (V : obV) (B : obB) (A : obA),</text:p>
      <text:p text:style-name="P5"><text:s text:c="23"/>V(0 V |- F[0 B ~&gt; A ]0 )0 -&gt;</text:p>
      <text:p text:style-name="P5"><text:s text:c="23"/>V(0 V |- G[0 B ~&gt; A ]0 )0 .</text:p>
      <text:p text:style-name="P5"><text:s text:c="4"/>And finally one shall relate the earlier &lt;&lt;naturality of transformation inside catV&gt;&gt; to this new &lt;&lt;polymorphism&gt;&gt; of transformation.</text:p>
      <text:p text:style-name="P5">6. The earlier texts <text:span text:style-name="T1">referring</text:span> to Maclane associativity coherence and Dosen semiassociativity coherence and Dosen cut elimination for adjunctions and Chlipala ur/web database programming are all related to this present text which is how to program <text:span text:style-name="T1">Borceux </text:span>logically-enriched categories.</text:p>
      <text:p text:style-name="P2"/>
      <text:p text:style-name="P4">[1] 1337777.OOO, https://github.com/1337777/borceux/blob/master/borceuxSolution.v</text:p>
      <text:p text:style-name="P4">[2] Ahrens, https://github.com/benediktahrens/monads/blob/trunk/CAT/enriched_cat.v</text:p>
      <text:p text:style-name="P4">[3] Riehl, http://www.math.jhu.edu/~eriehl/context.pdf</text:p>
      <text:p text:style-name="P4">[4] 1337777.OOO, https://github.com/1337777/borceux/blob/master/chic05.pdf</text:p>
      <text:p text:style-name="P4">[5] 1337777.OOO, https://github.com/1337777/dosen/blob/master/itp.pdf</text:p>
      <text:p text:style-name="P4">[6] Ye, http://katherineye.com/post/129960474471/strange-loops-capturing-knots-with-powerf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9:46:42.480553475</meta:creation-date>
    <meta:generator>LibreOffice/5.0.5.2$Linux_X86_64 LibreOffice_project/00m0$Build-2</meta:generator>
    <dc:date>2016-06-03T00:28:35.609514396</dc:date>
    <meta:editing-duration>PT28M7S</meta:editing-duration>
    <meta:editing-cycles>6</meta:editing-cycles>
    <meta:document-statistic meta:table-count="0" meta:image-count="0" meta:object-count="0" meta:page-count="1" meta:paragraph-count="29" meta:word-count="590" meta:character-count="3718" meta:non-whitespace-character-count="3053"/>
  </office:meta>
</office:document-meta>
</file>